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9_20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David A. Cohen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5631</text:p>
      <text:p text:style-name="P2">Date (derived from Gregorian calendar)<text:tab/>29 December 1871</text:p>
      <text:p text:style-name="P2">Month<text:tab/><text:tab/><text:tab/><text:tab/><text:tab/><text:tab/>December</text:p>
      <text:p text:style-name="P2">Year<text:tab/><text:tab/><text:tab/><text:tab/><text:tab/><text:tab/>1871</text:p>
      <text:p text:style-name="P2">Hebrew Date<text:tab/><text:tab/><text:tab/><text:tab/><text:tab/></text:p>
      <text:p text:style-name="P2">Undated</text:p>
      <text:p text:style-name="P2">City<text:tab/><text:tab/><text:tab/><text:tab/><text:tab/><text:tab/>London</text:p>
      <text:p text:style-name="P2">State<text:tab/><text:tab/><text:tab/><text:tab/><text:tab/><text:tab/> <text:tab/><text:tab/><text:tab/><text:tab/></text:p>
      <text:p text:style-name="P2">Country<text:tab/><text:tab/><text:tab/><text:tab/><text:tab/>England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text:tab/><text:tab/><text:tab/><text:tab/><text:tab/><text:tab/>Y</text:p>
      <text:p text:style-name="P2">Postmark<text:tab/><text:tab/><text:tab/><text:tab/><text:tab/>Y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Envelope]</text:p>
      <text:p text:style-name="P2"><text:tab/>Revd S Morais/</text:p>
      <text:p text:style-name="P2"><text:span text:style-name="T1">546 Nh 5</text:span><text:span text:style-name="T2">th</text:span><text:span text:style-name="T1"> Street/</text:span></text:p>
      <text:p text:style-name="P2"><text:tab/><text:tab/>Philadelphia/</text:p>
      <text:p text:style-name="P2">US.<text:tab/><text:tab/>America/</text:p>
      <text:p text:style-name="P2"/>
      <text:p text:style-name="P2">[Page 1]</text:p>
      <text:p text:style-name="P4"><text:span text:style-name="T1">London Decr 29</text:span><text:span text:style-name="T2">th</text:span><text:span text:style-name="T1"> AM 5631/</text:span></text:p>
      <text:p text:style-name="P2">My dear Sir/</text:p>
      <text:p text:style-name="P2"><text:tab/>Although three years have/ elapsed since I had the honor of corres-/ponding with you I trust that the mat/-ter then under consideration is still/ fresh in your memory I mean my/ endeavoring to obtain a divorce for/ that unfortunate woman Louisa Costa/ from her worthless husband. <text:s/>I need/ not remind you why it failed as I sup/pose you recollect that also But to ex-/-plain my object in writing to you/ again upon the subject/</text:p>
      <text:p text:style-name="P2"><text:soft-page-break/><text:tab/>You will perceive that my sympa/</text:p>
      <text:p text:style-name="P2"/>
      <text:p text:style-name="P2">[Page 2]</text:p>
      <text:p text:style-name="P2">-thy has not diminished but am/ as anxious as ever to see the poor/ woman set free It is therefore thought/ advisable that she should go over to/ Philadelphia which she is deter-/mined to do Please God next spring/</text:p>
      <text:p text:style-name="P2"><text:tab/>I therefore request to know from/ you whither in the event of her arri-/-ving out you will do that kindness/ as to assist her in the attainment/ of her object as you did on the for/mer occasion an answer will confer/ an everlasting obligation upon/</text:p>
      <text:p text:style-name="P2"><text:tab/>Dear Sir<text:tab/>Your humble Servt/</text:p>
      <text:p text:style-name="P2"><text:tab/><text:tab/><text:tab/>David A Cohen/</text:p>
      <text:p text:style-name="P2">Revd S Morais/</text:p>
      <text:p text:style-name="P2"/>
      <text:p text:style-name="P2">[Page 3]</text:p>
      <text:p text:style-name="P2"><text:tab/>22 Little Al[?] Street/</text:p>
      <text:p text:style-name="P2"><text:tab/>Goodmans Fields/</text:p>
      <text:p text:style-name="P2"><text:tab/>near Whitechape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2T12:42:08</meta:creation-date>
    <dc:date>2011-12-13T12:21:41.66</dc:date>
    <dc:language>en-US</dc:language>
    <meta:editing-cycles>3</meta:editing-cycles>
    <meta:editing-duration>PT00H10M08S</meta:editing-duration>
    <dc:creator>Penn Libraries</dc:creator>
    <meta:document-statistic meta:table-count="0" meta:image-count="0" meta:object-count="0" meta:page-count="3" meta:paragraph-count="80" meta:word-count="382" meta:character-count="2459"/>
    <meta:user-defined meta:name="Info 1"/>
    <meta:user-defined meta:name="Info 2"/>
    <meta:user-defined meta:name="Info 3"/>
    <meta:user-defined meta:name="Info 4"/>
  </office:meta>
</office:document-meta>
</file>